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38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style-name="ce1" office:value-type="string">
            <text:p>Component</text:p>
          </table:table-cell>
          <table:table-cell table:style-name="ce1" office:value-type="string">
            <text:p>Manufacturer</text:p>
          </table:table-cell>
          <table:table-cell table:style-name="ce1" office:value-type="string">
            <text:p>P/N</text:p>
          </table:table-cell>
          <table:table-cell table:style-name="ce1" office:value-type="string">
            <text:p>Vendor</text:p>
          </table:table-cell>
          <table:table-cell table:style-name="ce1" office:value-type="string">
            <text:p>Vendor P/N</text:p>
          </table:table-cell>
          <table:table-cell table:style-name="ce1" office:value-type="string">
            <text:p>Datasheet</text:p>
          </table:table-cell>
          <table:table-cell table:style-name="ce1" office:value-type="string">
            <text:p>Drawing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In Stock?</text:p>
          </table:table-cell>
        </table:table-row>
        <table:table-row table:style-name="ro1">
          <table:table-cell office:value-type="string">
            <text:p>Frame Fault Module</text:p>
          </table:table-cell>
          <table:table-cell office:value-type="string">
            <text:p>Bender</text:p>
          </table:table-cell>
          <table:table-cell office:value-type="string">
            <text:p>IR155-3203</text:p>
          </table:table-cell>
          <table:table-cell table:number-columns-repeated="2"/>
          <table:table-cell office:value-type="string">
            <text:p>http://www.bender-uk.com/fileadmin/products/doc/IR155-32xx-V004_DB_en.pdf</text:p>
          </table:table-cell>
          <table:table-cell/>
          <table:table-cell office:value-type="float" office:value="1">
            <text:p>1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Contactor</text:p>
          </table:table-cell>
          <table:table-cell office:value-type="string">
            <text:p>TE</text:p>
          </table:table-cell>
          <table:table-cell office:value-type="string">
            <text:p>EV-200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e.com/commerce/DocumentDelivery/DDEController?Action=srchrtrv&amp;DocNm=EV200_R_TBD_KILOVAC_EV200_Ser_Contactors&amp;DocType=CS&amp;DocLang=English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HV Connector</text:p>
          </table:table-cell>
          <table:table-cell office:value-type="string">
            <text:p>TE</text:p>
          </table:table-cell>
          <table:table-cell office:value-type="string">
            <text:p>HVC-800</text:p>
          </table:table-cell>
          <table:table-cell table:number-columns-repeated="2"/>
          <table:table-cell office:value-type="string">
            <text:p>http://www.te.com/content/dam/te/global/english/industries/hybrid-electric-mobility-solutions/amp-high-curr-hvp-800.pdf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string">
            <text:p>Charge Connector</text:p>
          </table:table-cell>
          <table:table-cell office:value-type="string">
            <text:p>Anderson</text:p>
          </table:table-cell>
          <table:table-cell office:value-type="string">
            <text:p>SB-50</text:p>
          </table:table-cell>
          <table:table-cell table:number-columns-repeated="2"/>
          <table:table-cell table:style-name="ce2" office:value-type="string">
            <text:p>www.andersonpower.com/files.php?file=DS-SB50(6).pdf </text:p>
          </table:table-cell>
          <table:table-cell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use</text:p>
          </table:table-cell>
          <table:table-cell table:number-columns-repeated="6"/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DC-DC</text:p>
          </table:table-cell>
          <table:table-cell office:value-type="string">
            <text:p>Meanwell</text:p>
          </table:table-cell>
          <table:table-cell office:value-type="string">
            <text:p>WDR-120-12</text:p>
          </table:table-cell>
          <table:table-cell table:number-columns-repeated="2"/>
          <table:table-cell office:value-type="string">
            <text:p>http://www.meanwell.com/search/WDR-120/WDR-120-spec.pdf</text:p>
          </table:table-cell>
          <table:table-cell/>
          <table:table-cell office:value-type="float" office:value="1">
            <text:p>1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Circuit Breaker</text:p>
          </table:table-cell>
          <table:table-cell table:number-columns-repeated="6"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Terminal Block</text:p>
          </table:table-cell>
          <table:table-cell table:number-columns-repeated="6"/>
          <table:table-cell office:value-type="string">
            <text:p>4?</text:p>
          </table:table-cell>
          <table:table-cell/>
        </table:table-row>
        <table:table-row table:style-name="ro1">
          <table:table-cell office:value-type="string">
            <text:p>Rear MCN</text:p>
          </table:table-cell>
          <table:table-cell table:number-columns-repeated="6"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ear CAN Backplane</text:p>
          </table:table-cell>
          <table:table-cell table:number-columns-repeated="6"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Rear MCN Breakout</text:p>
          </table:table-cell>
          <table:table-cell table:number-columns-repeated="6"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2-pos MX-150L</text:p>
          </table:table-cell>
          <table:table-cell table:number-columns-repeated="6"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12-pos MX-150L</text:p>
          </table:table-cell>
          <table:table-cell table:number-columns-repeated="6"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12V Support Circuit</text:p>
          </table:table-cell>
          <table:table-cell table:number-columns-repeated="6"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Contactor Logic</text:p>
          </table:table-cell>
          <table:table-cell table:number-columns-repeated="6"/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M4 Threaded Insert (long)</text:p>
          </table:table-cell>
          <table:table-cell table:number-columns-repeated="8"/>
        </table:table-row>
        <table:table-row table:style-name="ro1">
          <table:table-cell office:value-type="string">
            <text:p>M4 Threaded Insert (short)</text:p>
          </table:table-cell>
          <table:table-cell table:number-columns-repeated="8"/>
        </table:table-row>
        <table:table-row table:style-name="ro1">
          <table:table-cell office:value-type="string">
            <text:p>M2 Threaded Insert</text:p>
          </table:table-cell>
          <table:table-cell table:number-columns-repeated="8"/>
        </table:table-row>
        <table:table-row table:style-name="ro1">
          <table:table-cell office:value-type="string">
            <text:p>RCA Connector</text:p>
          </table:table-cell>
          <table:table-cell table:number-columns-repeated="4"/>
          <table:table-cell office:value-type="string">
            <text:p>http://www.digikey.com/product-detail/en/BPJF02AUX/SC1828-ND/1832339</text:p>
          </table:table-cell>
          <table:table-cell office:value-type="string">
            <text:p>http://www.switchcraft.com/Drawings/bpjf_x_series_cd.pdf</text:p>
          </table:table-cell>
          <table:table-cell office:value-type="float" office:value="1">
            <text:p>1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3/26/2015</text:date>, <text:time>19:40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31M44S</meta:editing-duration>
    <meta:editing-cycles>5</meta:editing-cycles>
    <meta:generator>OpenOffice/4.0.1$Win32 OpenOffice.org_project/401m5$Build-9714</meta:generator>
    <dc:date>2015-03-26T19:40:24.50</dc:date>
    <meta:document-statistic meta:table-count="3" meta:cell-count="64" meta:object-count="0"/>
    <meta:user-defined meta:name="Info 1"/>
    <meta:user-defined meta:name="Info 2"/>
    <meta:user-defined meta:name="Info 3"/>
    <meta:user-defined meta:name="Info 4"/>
  </office:meta>
</office:document-meta>
</file>